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6E0000012FE5C8E2B4.png" manifest:media-type=""/>
  <manifest:file-entry manifest:full-path="Pictures/10000000000000A8000000F003EF0F96.jpg" manifest:media-type=""/>
  <manifest:file-entry manifest:full-path="Pictures/10000000000000E1000000E1D5802189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25.524cm" svg:height="20.235cm" svg:x="0.892cm" svg:y="0.339cm">
          <draw:image xlink:href="Pictures/10000000000000E1000000E1D5802189.jpg" xlink:type="simple" xlink:show="embed" xlink:actuate="onLoad">
            <text:p/>
          </draw:image>
        </draw:frame>
        <draw:frame draw:style-name="gr1" draw:text-style-name="P1" draw:layer="layout" svg:width="7.521cm" svg:height="1.383cm" svg:x="6.096cm" svg:y="1.524cm">
          <draw:image xlink:href="Pictures/100002010000036E0000012FE5C8E2B4.png" xlink:type="simple" xlink:show="embed" xlink:actuate="onLoad">
            <text:p/>
          </draw:image>
        </draw:frame>
        <draw:frame draw:style-name="gr1" draw:text-style-name="P1" draw:layer="layout" svg:width="4.444cm" svg:height="6.349cm" svg:x="1.778cm" svg:y="0.763cm">
          <draw:image xlink:href="Pictures/10000000000000A8000000F003EF0F9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riaan Riet</meta:initial-creator>
    <meta:creation-date>2014-02-21T08:36:08.481700755</meta:creation-date>
    <dc:date>2014-02-21T08:55:43.377513888</dc:date>
    <dc:creator>Adriaan Riet</dc:creator>
    <meta:editing-duration>P0D</meta:editing-duration>
    <meta:editing-cycles>1</meta:editing-cycles>
    <meta:document-statistic meta:object-count="28"/>
    <meta:generator>LibreOffice/4.1.3.2$Linux_X86_64 LibreOffice_project/410m0$Build-2</meta:generator>
  </office:meta>
</office:document-meta>
</file>